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f4d" officeooo:paragraph-rsid="00100f4d"/>
    </style:style>
    <style:style style:name="P2" style:family="paragraph" style:parent-style-name="Standard">
      <style:text-properties officeooo:rsid="00115d0d" officeooo:paragraph-rsid="00115d0d"/>
    </style:style>
    <style:style style:name="P3" style:family="paragraph" style:parent-style-name="Standard">
      <style:text-properties officeooo:rsid="0011a50f" officeooo:paragraph-rsid="00115d0d"/>
    </style:style>
    <style:style style:name="P4" style:family="paragraph" style:parent-style-name="Standard">
      <style:text-properties officeooo:rsid="0013803f" officeooo:paragraph-rsid="0013803f"/>
    </style:style>
    <style:style style:name="P5" style:family="paragraph" style:parent-style-name="Standard">
      <style:text-properties officeooo:rsid="00143d7e" officeooo:paragraph-rsid="00143d7e"/>
    </style:style>
    <style:style style:name="P6" style:family="paragraph" style:parent-style-name="Standard">
      <style:text-properties officeooo:rsid="0015d751" officeooo:paragraph-rsid="0015d751"/>
    </style:style>
    <style:style style:name="T1" style:family="text">
      <style:text-properties officeooo:rsid="0011a50f"/>
    </style:style>
    <style:style style:name="T2" style:family="text">
      <style:text-properties officeooo:rsid="0015d751"/>
    </style:style>
    <style:style style:name="T3" style:family="text">
      <style:text-properties officeooo:rsid="0016d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 27</text:p>
      <text:p text:style-name="P1"/>
      <text:p text:style-name="P2">Exact answer for w = 1, 2 electrons with repulsion: E=3. <text:span text:style-name="T1">(should get 3.000 something)</text:span></text:p>
      <text:p text:style-name="P3"/>
      <text:p text:style-name="P2"/>
      <text:p text:style-name="P2">6 electron, no repulsion, omega = 1: E = 10. <text:s/></text:p>
      <text:p text:style-name="P2">12 electrons, no repulsion, omega = 1: E = 28. </text:p>
      <text:p text:style-name="P2"/>
      <text:p text:style-name="P2"/>
      <text:p text:style-name="P2"/>
      <text:p text:style-name="P4">Importance sampling: linking up the delta_r to the physical system. turn</text:p>
      <text:p text:style-name="P4">Gives what is called Metropolis-Hastings. </text:p>
      <text:p text:style-name="P6">Look at slides</text:p>
      <text:p text:style-name="P4"/>
      <text:p text:style-name="P4"/>
      <text:p text:style-name="P4">-<text:span text:style-name="T2">pg:</text:span></text:p>
      <text:p text:style-name="P4"><text:tab/><text:span text:style-name="T2">profiling. </text:span></text:p>
      <text:p text:style-name="P4"><text:tab/><text:span text:style-name="T3">Look at slides.</text:span></text:p>
      <text:p text:style-name="P4"/>
      <text:p text:style-name="P4"/>
      <text:p text:style-name="P4">-<text:span text:style-name="T3">O3:</text:span></text:p>
      <text:p text:style-name="P4"><text:tab/><text:span text:style-name="T3">When in doubt, use O2, but O3 is usually safe. </text:span></text:p>
      <text:p text:style-name="P4"/>
      <text:p text:style-name="P4"/>
      <text:p text:style-name="P5">30%: </text:p>
      <text:p text:style-name="P5">Closed form for the energies and importance sampl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6:20:15.766219952</meta:creation-date>
    <dc:date>2014-10-27T18:06:31.000601434</dc:date>
    <meta:editing-duration>PT1H45M55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14" meta:word-count="81" meta:character-count="456" meta:non-whitespace-character-count="378"/>
  </office:meta>
</office:document-meta>
</file>